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6e69" officeooo:paragraph-rsid="00056e69"/>
    </style:style>
    <style:style style:name="P2" style:family="paragraph" style:parent-style-name="Standard">
      <style:text-properties officeooo:rsid="00064b4e" officeooo:paragraph-rsid="00064b4e"/>
    </style:style>
    <style:style style:name="T1" style:family="text">
      <style:text-properties officeooo:rsid="000785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 de l’organisme : MADAME VERONIQUE CUOMO</text:p>
      <text:p text:style-name="P1">SIRET : 52395997100012</text:p>
      <text:p text:style-name="P1"/>
      <text:p text:style-name="P1">Adresse </text:p>
      <text:p text:style-name="P1">55 imp<text:span text:style-name="T1">a</text:span>sse Riquet</text:p>
      <text:p text:style-name="P1">13400 Aubagne</text:p>
      <text:p text:style-name="P1"/>
      <text:p text:style-name="P1">veronique,<text:a xlink:type="simple" xlink:href="mailto:cuomo@gmail.com" text:style-name="Internet_20_link" text:visited-style-name="Visited_20_Internet_20_Link">cuomo@gmail.com</text:a></text:p>
      <text:p text:style-name="P1">tel : 0616173007</text:p>
      <text:p text:style-name="P1"/>
      <text:p text:style-name="P2">du 15 au 22/12/202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1T09:25:30.621917841</meta:creation-date>
    <meta:generator>LibreOffice/7.3.7.2$Linux_X86_64 LibreOffice_project/30$Build-2</meta:generator>
    <dc:date>2025-12-11T10:11:58.034803405</dc:date>
    <meta:editing-duration>PT10M49S</meta:editing-duration>
    <meta:editing-cycles>3</meta:editing-cycles>
    <meta:document-statistic meta:table-count="0" meta:image-count="0" meta:object-count="0" meta:page-count="1" meta:paragraph-count="8" meta:word-count="24" meta:character-count="163" meta:non-whitespace-character-count="146"/>
  </office:meta>
</office:document-meta>
</file>